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1017e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e0101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99978400000pt" svg:height="100.00000000000pt"/>
          <draw:rect draw:style-name="gr3" draw:id="shape3" draw:name="rect403" draw:layer="" svg:width="149.99978400000pt" svg:height="66.66671120000pt" svg:x="0.00000000000pt" svg:y="33.33330080000pt"/>
          <draw:rect draw:style-name="gr4" draw:id="shape4" draw:name="rect135" draw:layer="" svg:width="149.99978400000pt" svg:height="33.33328560000pt" svg:x="0.00000000000pt" svg:y="66.6666992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8:56</dc:date>
    <meta:creation-date>2011-05-22T06:11:12</meta:creation-date>
    <dc:creator>Yue Liu</dc:creator>
  </office:meta>
</office:document-meta>
</file>